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85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Text_20_body">
      <style:text-properties style:font-name="Arial" style:font-name-asian="Arial" style:font-name-complex="Arial"/>
    </style:style>
    <style:style style:name="P17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8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2" style:family="paragraph" style:parent-style-name="Table_20_Contents">
      <style:text-properties style:font-name="Arial" fo:font-size="14pt" style:font-name-asian="Arial" style:font-name-complex="Arial"/>
    </style:style>
    <style:style style:name="P23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4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5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6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8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0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1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87278904" text:id="ct28727890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95676639931801659" text:style-name="L1">
        <text:list-item>
          <text:p text:style-name="P24"/>
        </text:list-item>
      </text:list>
      <text:p text:style-name="P7">[XXX] 20200323_154119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19">/] 20200425_11212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19">/] 20200426_09042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19">/] 20200427_08352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19">/] 20200428_14041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P12">/ then / you shall go / to trusting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19">/] 20200429_1140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30_0919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>must not – to fear / from alarm</text:p>
            <text:p text:style-name="P12"/>
            <text:p text:style-name="P12">sudden / and devastation</text:p>
            <text:p text:style-name="P12"/>
            <text:p text:style-name="P12">wicked ones / that / to come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</text:p>
            <text:p text:style-name="P15"><text:s/>רַגְלְךָ מִלָּכֶד.<text:tab/></text:p>
          </table:table-cell>
          <table:table-cell table:style-name="表29.B2" office:value-type="string">
            <text:p text:style-name="P12"/>
            <text:p text:style-name="P12"/>
            <text:p text:style-name="P12">that – jehovah / to be</text:p>
            <text:p text:style-name="P12"/>
            <text:p text:style-name="P12">in confidence + thee / and to keep</text:p>
            <text:p text:style-name="P12">foot + thy</text:p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  <text:p text:style-name="P12"/>
            <text:p text:style-name="P12">must not – withhold – good</text:p>
            <text:p text:style-name="P12"/>
            <text:p text:style-name="P12">from possessors + his / in. to be</text:p>
            <text:p text:style-name="P12"/>
            <text:p text:style-name="P12">to. disposal / hands + thy</text:p>
            <text:p text:style-name="P12"/>
            <text:p text:style-name="P12">to. to do</text:p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<text:soft-page-break/>אִתָּךְ.</text:p>
          </table:table-cell>
          <table:table-cell table:style-name="表29.B2" office:value-type="string">
            <text:p text:style-name="P12"/>
            <text:p text:style-name="P12"/>
            <text:p text:style-name="P12">must not – to say / to associates + thy</text:p>
            <text:p text:style-name="P12">to go / and to return</text:p>
            <text:p text:style-name="P12"/>
            <text:p text:style-name="P12">and tomorrow / to give / and <text:soft-page-break/>there is</text:p>
            <text:p text:style-name="P12">with + thee</text:p>
          </table:table-cell>
        </table:table-row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plow / on -</text:p>
            <text:p text:style-name="P12"/>
            <text:p text:style-name="P12">associates + thy / evil / and he -</text:p>
            <text:p text:style-name="P12"/>
            <text:p text:style-name="P12">one – dwelling / to. to trust / with thee</text:p>
          </table:table-cell>
        </table:table-row>
        <table:table-row>
          <table:table-cell table:style-name="表29.A2" office:value-type="string">
            <text:p text:style-name="P19">/] 20200430_09354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1_17035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0</text:p>
            <text:p text:style-name="P15">אַל-תרוב (תָּרִיב) </text:p>
            <text:p text:style-name="P15">עִם-אָדָם חִנָּם-- <text:s text:c="2"/></text:p>
            <text:p text:style-name="P15"><text:s/>אִם-לֹא גְמָלְךָ רָעָה.</text:p>
          </table:table-cell>
          <table:table-cell table:style-name="表29.B2" office:value-type="string">
            <text:p text:style-name="P12"/>
            <text:p text:style-name="P12"/>
            <text:p text:style-name="P12">must not / to contend</text:p>
            <text:p text:style-name="P12"/>
            <text:p text:style-name="P12">with – man / gratuitously</text:p>
            <text:p text:style-name="P12"/>
            <text:p text:style-name="P12">if – not / to requit + thee / evil</text:p>
          </table:table-cell>
        </table:table-row>
        <table:table-row>
          <table:table-cell table:style-name="表29.A2" office:value-type="string">
            <text:p text:style-name="P15">3:31</text:p>
            <text:p text:style-name="P15">לא <text:s/>אַל-תְּקַנֵּא, בְּאִישׁ חָמָס; <text:s text:c="3"/>וְאַל-תִּבְחַר, בְּכָל-דְּרָכָיו.</text:p>
          </table:table-cell>
          <table:table-cell table:style-name="表29.B2" office:value-type="string">
            <text:p text:style-name="P12"/>
            <text:p text:style-name="P12"/>
            <text:p text:style-name="P12">must not – to be jealous / in man</text:p>
            <text:p text:style-name="P12"/>
            <text:p text:style-name="P12">violence / and must not – to choose</text:p>
            <text:p text:style-name="P12">in all – ways + his</text:p>
          </table:table-cell>
        </table:table-row>
        <table:table-row>
          <table:table-cell table:style-name="表29.A2" office:value-type="string">
            <text:p text:style-name="P15">3:32</text:p>
            <text:p text:style-name="P15">לב <text:s/>כִּי תוֹעֲבַת יְהוָה נָלוֹז; <text:s text:c="3"/>וְאֶת-יְשָׁרִים סוֹדוֹ.</text:p>
          </table:table-cell>
          <table:table-cell table:style-name="表29.B2" office:value-type="string">
            <text:p text:style-name="P12"/>
            <text:p text:style-name="P12"/>
            <text:p text:style-name="P12">that / abhorrence / jehovah</text:p>
            <text:p text:style-name="P12"/>
            <text:p text:style-name="P12">one being devious / and with – upright ones</text:p>
            <text:p text:style-name="P12">deliberation + his</text:p>
          </table:table-cell>
        </table:table-row>
        <table:table-row>
          <table:table-cell table:style-name="表29.A2" office:value-type="string">
            <text:p text:style-name="P15">3:33</text:p>
            <text:p text:style-name="P15"><text:soft-page-break/>לג <text:s/>מְאֵרַת יְהוָה, בְּבֵית רָשָׁע; <text:s text:c="3"/>וּנְוֵה </text:p>
            <text:p text:style-name="P15">צַדִּיקִים יְבָר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</text:p>
            <text:p text:style-name="P12">curse / jehovah / in house</text:p>
            <text:p text:style-name="P12">wicked ones / and homestead</text:p>
            <text:p text:style-name="P12"/>
            <text:p text:style-name="P12">righteous ones / to bless</text:p>
          </table:table-cell>
        </table:table-row>
        <table:table-row>
          <table:table-cell table:style-name="表29.A2" office:value-type="string">
            <text:p text:style-name="P19">/] 20200501_1714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2_0914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4</text:p>
            <text:p text:style-name="P15">אִם-לַלֵּצִים הוּא-יָלִיץ; <text:s text:c="3"/>ולעניים (וְלַעֲנָוִים),</text:p>
            <text:p text:style-name="P15"><text:s/>יִתֶּן-חֵן.</text:p>
          </table:table-cell>
          <table:table-cell table:style-name="表29.B2" office:value-type="string">
            <text:p text:style-name="P12"/>
            <text:p text:style-name="P12"/>
            <text:p text:style-name="P12">if – to. ones mocking / he – to mock</text:p>
            <text:p text:style-name="P12">and to. humble ones</text:p>
            <text:p text:style-name="P12"/>
            <text:p text:style-name="P12">to give - grace</text:p>
          </table:table-cell>
        </table:table-row>
        <table:table-row>
          <table:table-cell table:style-name="表29.A2" office:value-type="string">
            <text:p text:style-name="P15">3:35</text:p>
            <text:p text:style-name="P15">לה <text:s/>כָּבוֹד, חֲכָמִים יִנְחָלוּ; <text:s text:c="3"/>וּכְסִילִים, מֵרִים קָלוֹן.</text:p>
          </table:table-cell>
          <table:table-cell table:style-name="表29.B2" office:value-type="string">
            <text:p text:style-name="P12"/>
            <text:p text:style-name="P12"/>
            <text:p text:style-name="P12">glory / wise ones</text:p>
            <text:p text:style-name="P12"/>
            <text:p text:style-name="P12">to be allotted / and ones-stupid</text:p>
            <text:p text:style-name="P12"/>
            <text:p text:style-name="P12">ones-being-raised-up / dishonor</text:p>
          </table:table-cell>
        </table:table-row>
        <table:table-row>
          <table:table-cell table:style-name="表29.A2" office:value-type="string">
            <text:p text:style-name="P15">4:1</text:p>
            <text:p text:style-name="P15">שִׁמְעוּ בָנִים, מוּסַר אָב; <text:s text:c="3"/>וְהַקְשִׁיבוּ, לָדַעַת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listen! / sons / admonition / father</text:p>
            <text:p text:style-name="P12"/>
            <text:p text:style-name="P12">and attend! / to. to know / understanding</text:p>
          </table:table-cell>
        </table:table-row>
        <table:table-row>
          <table:table-cell table:style-name="表29.A2" office:value-type="string">
            <text:p text:style-name="P15">4:2</text:p>
            <text:p text:style-name="P15">ב <text:s/>כִּי לֶקַח טוֹב, נָתַתִּי לָכֶם; <text:s text:c="3"/>תּוֹרָתִי, אַל-תַּעֲזֹבוּ.</text:p>
          </table:table-cell>
          <table:table-cell table:style-name="表29.B2" office:value-type="string">
            <text:p text:style-name="P12"/>
            <text:p text:style-name="P12"/>
            <text:p text:style-name="P12">that influence / good / to give</text:p>
            <text:p text:style-name="P12"/>
            <text:p text:style-name="P12">to you / law + my / must not – to forsake</text:p>
          </table:table-cell>
        </table:table-row>
        <text:soft-page-break/>
        <table:table-row>
          <table:table-cell table:style-name="表29.A2" office:value-type="string">
            <text:p text:style-name="P15">4:3</text:p>
            <text:p text:style-name="P15">ג <text:s/>כִּי-בֵן, הָיִיתִי לְאָבִי; <text:s text:c="3"/>רַךְ וְיָחִיד, לִפְנֵי </text:p>
            <text:p text:style-name="P15">אִמִּי.</text:p>
          </table:table-cell>
          <table:table-cell table:style-name="表29.B2" office:value-type="string">
            <text:p text:style-name="P12"/>
            <text:p text:style-name="P12"/>
            <text:p text:style-name="P12">that – son / I was / to father + my</text:p>
            <text:p text:style-name="P12"/>
            <text:p text:style-name="P12">tender / and only child / to faces</text:p>
            <text:p text:style-name="P12"/>
            <text:p text:style-name="P12">mother + my</text:p>
          </table:table-cell>
        </table:table-row>
        <table:table-row>
          <table:table-cell table:style-name="表29.A2" office:value-type="string">
            <text:p text:style-name="P19">/] 20200502_10593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3_10373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4</text:p>
            <text:p text:style-name="P15">וַיֹּרֵנִי--וַיֹּאמֶר לִי,</text:p>
            <text:p text:style-name="P15"><text:s/>יִתְמָךְ-דְּבָרַי לִבֶּךָ; <text:s text:c="3"/>שְׁמֹר מִצְוֺתַי וֶחְיֵה.</text:p>
          </table:table-cell>
          <table:table-cell table:style-name="表29.B2" office:value-type="string">
            <text:p text:style-name="P12"/>
            <text:p text:style-name="P12"/>
            <text:p text:style-name="P12">and to direct + me – and to say / to me</text:p>
            <text:p text:style-name="P12">to uphold – words + my / heart + thy</text:p>
            <text:p text:style-name="P12">keep! / instruction + my / and live !</text:p>
          </table:table-cell>
        </table:table-row>
        <table:table-row>
          <table:table-cell table:style-name="表29.A2" office:value-type="string">
            <text:p text:style-name="P15">4:5</text:p>
            <text:p text:style-name="P15">ה <text:s/>קְנֵה חָכְמָה, קְנֵה בִינָה; <text:s text:c="3"/>אַל-תִּשְׁכַּח וְאַל-תֵּט,</text:p>
            <text:p text:style-name="P15"><text:s/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cquire! / wisdom / acquire!</text:p>
            <text:p text:style-name="P12"/>
            <text:p text:style-name="P12">understanding / must not – to forget</text:p>
            <text:p text:style-name="P12">and must not – to turn aside</text:p>
            <text:p text:style-name="P12"/>
            <text:p text:style-name="P12">from sayings – mouth + my</text:p>
          </table:table-cell>
        </table:table-row>
        <table:table-row>
          <table:table-cell table:style-name="表29.A2" office:value-type="string">
            <text:p text:style-name="P15">4:6</text:p>
            <text:p text:style-name="P15">ו <text:s/>אַל-תַּעַזְבֶהָ וְתִשְׁמְרֶךָּ; <text:s text:c="3"/>אֱהָבֶהָ וְתִצְּר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forsake + her</text:p>
            <text:p text:style-name="P12"/>
            <text:p text:style-name="P12">and to guard + thee / love! + her</text:p>
            <text:p text:style-name="P12"/>
            <text:p text:style-name="P12">and to preserve + thee</text:p>
          </table:table-cell>
        </table:table-row>
        <table:table-row>
          <table:table-cell table:style-name="表29.A2" office:value-type="string">
            <text:p text:style-name="P15">4:7</text:p>
            <text:p text:style-name="P15"><text:soft-page-break/>ז <text:s/>רֵאשִׁית חָכְמָה, קְנֵה חָכְמָה; <text:s text:c="3"/>וּבְכָל-קִנְיָנְךָ, קְנֵה בִינָה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beginning / wisdom / acquire!</text:p>
            <text:p text:style-name="P12"/>
            <text:p text:style-name="P12">wisdom / and in all – acquisition + thy</text:p>
            <text:p text:style-name="P12">acquire! / understanding</text:p>
          </table:table-cell>
        </table:table-row>
        <table:table-row>
          <table:table-cell table:style-name="表29.A2" office:value-type="string">
            <text:p text:style-name="P15">4:8</text:p>
            <text:p text:style-name="P15">ח <text:s/>סַלְסְלֶהָ וּתְרוֹמְמֶךָּ; <text:s text:c="3"/>תְּכַבֵּדְךָ, כִּי תְחַבְּקֶנָּה.</text:p>
          </table:table-cell>
          <table:table-cell table:style-name="表29.B2" office:value-type="string">
            <text:p text:style-name="P12"/>
            <text:p text:style-name="P12"/>
            <text:p text:style-name="P12">heap up! + her / and to raise up + thee</text:p>
            <text:p text:style-name="P12">to bring glory + thee / for / to embrace + her</text:p>
          </table:table-cell>
        </table:table-row>
        <table:table-row>
          <table:table-cell table:style-name="表29.A2" office:value-type="string">
            <text:p text:style-name="P19">/] 20200503_112127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4_12590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9</text:p>
            <text:p text:style-name="P15">תִּתֵּן לְרֹאשְׁךָ, לִוְיַת-חֵן; <text:s text:c="3"/>עֲטֶרֶת תִּפְאֶרֶת תְּמַגְּנֶךָּ.</text:p>
          </table:table-cell>
          <table:table-cell table:style-name="表29.B2" office:value-type="string">
            <text:p text:style-name="P12"/>
            <text:p text:style-name="P12"/>
            <text:p text:style-name="P12">to give / to. head + thy / wreath – grace</text:p>
            <text:p text:style-name="P12">crown / beauty</text:p>
            <text:p text:style-name="P12"/>
            <text:p text:style-name="P12">to award + thee</text:p>
          </table:table-cell>
        </table:table-row>
        <table:table-row>
          <table:table-cell table:style-name="表29.A2" office:value-type="string">
            <text:p text:style-name="P15">4:10</text:p>
            <text:p text:style-name="P15">י <text:s/>שְׁמַע בְּנִי, וְקַח אֲמָרָי; <text:s text:c="3"/>וְיִרְבּוּ ל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son + my / and take!</text:p>
            <text:p text:style-name="P12"/>
            <text:p text:style-name="P12">sayings + my / and to increase / to thee</text:p>
            <text:p text:style-name="P12">years / lives</text:p>
          </table:table-cell>
        </table:table-row>
        <table:table-row>
          <table:table-cell table:style-name="表29.A2" office:value-type="string">
            <text:p text:style-name="P15">4:11</text:p>
            <text:p text:style-name="P15">יא <text:s/>בְּדֶרֶךְ חָכְמָה, הֹרֵיתִיךָ; <text:s text:c="3"/>הִדְרַכְתִּיךָ, בְּמַעְגְּלֵי-יֹשֶׁר.<text:tab/></text:p>
          </table:table-cell>
          <table:table-cell table:style-name="表29.B2" office:value-type="string">
            <text:p text:style-name="P12"/>
            <text:p text:style-name="P12"/>
            <text:p text:style-name="P12">in way / wisdom</text:p>
            <text:p text:style-name="P12"/>
            <text:p text:style-name="P12">to direct + thee / to cause to tread + thee</text:p>
            <text:p text:style-name="P12">in rounds - uprightness</text:p>
          </table:table-cell>
        </table:table-row>
        <text:soft-page-break/>
        <table:table-row>
          <table:table-cell table:style-name="表29.A2" office:value-type="string">
            <text:p text:style-name="P15">4:12</text:p>
            <text:p text:style-name="P15">יב <text:s/>בְּלֶכְתְּךָ, לֹא-יֵצַר צַעֲדֶךָ; <text:s text:c="3"/>וְאִם-תָּרוּץ, לֹא תִכָּשֵׁל.</text:p>
          </table:table-cell>
          <table:table-cell table:style-name="表29.B2" office:value-type="string">
            <text:p text:style-name="P12"/>
            <text:p text:style-name="P12"/>
            <text:p text:style-name="P12">in. to go + thee / not – to be constricted</text:p>
            <text:p text:style-name="P12">step + thy / and if – to run</text:p>
            <text:p text:style-name="P12"/>
            <text:p text:style-name="P12">not / to stumble</text:p>
          </table:table-cell>
        </table:table-row>
        <table:table-row>
          <table:table-cell table:style-name="表29.A2" office:value-type="string">
            <text:p text:style-name="P15">4:13</text:p>
            <text:p text:style-name="P15">יג <text:s/>הַחֲזֵק בַּמּוּסָר אַל-תֶּרֶף; <text:s text:c="3"/>נִצְּרֶהָ, כִּי-הִיא חַיֶּיךָ.</text:p>
          </table:table-cell>
          <table:table-cell table:style-name="表29.B2" office:value-type="string">
            <text:p text:style-name="P12"/>
            <text:p text:style-name="P12"/>
            <text:p text:style-name="P12">hold fast! / admonition / must not – to relax</text:p>
            <text:p text:style-name="P12">to preserve + her / for – she</text:p>
            <text:p text:style-name="P12"/>
            <text:p text:style-name="P12">lives + thy</text:p>
          </table:table-cell>
        </table:table-row>
        <table:table-row>
          <table:table-cell table:style-name="表29.A2" office:value-type="string">
            <text:p text:style-name="P19">/] <office:annotation office:name="__Annotation__1923_484518897"><dc:creator>iwabuchi ken</dc:creator><dc:date>2020-05-04T13:08:16.86</dc:date><text:p text:style-name="P32"><text:span text:style-name="T9">comp</text:span></text:p></office:annotation>XXX<office:annotation-end office:name="__Annotation__1923_484518897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3070_799772361"><dc:creator>iwabuchi ken</dc:creator><dc:date>2020-05-05T09:43:34.17</dc:date><text:p text:style-name="P33"><text:span text:style-name="T10">start</text:span></text:p></office:annotation>XXX<office:annotation-end office:name="__Annotation__3070_799772361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4</text:p>
            <text:p text:style-name="P15">בְּאֹרַח רְשָׁעִים,</text:p>
            <text:p text:style-name="P15"><text:s/>אַל-תָּבֹא; <text:s text:c="3"/>וְאַל-תְּאַשֵּׁר,</text:p>
            <text:p text:style-name="P15"><text:s/>בְּדֶרֶךְ רָעִים.</text:p>
          </table:table-cell>
          <table:table-cell table:style-name="表29.B2" office:value-type="string">
            <text:p text:style-name="P12"/>
            <text:p text:style-name="P12"/>
            <text:p text:style-name="P12">in path / wicked ones</text:p>
            <text:p text:style-name="P12"/>
            <text:p text:style-name="P12">must not – to come / and must </text:p>
            <text:p text:style-name="P12"/>
            <text:p text:style-name="P12">not to progress</text:p>
            <text:p text:style-name="P12"/>
            <text:p text:style-name="P12">in way / evil men</text:p>
          </table:table-cell>
        </table:table-row>
        <table:table-row>
          <table:table-cell table:style-name="表29.A2" office:value-type="string">
            <text:p text:style-name="P15">4:15</text:p>
            <text:p text:style-name="P15">טו <text:s/>פְּרָעֵהוּ אַל-תַּעֲבָר-בּוֹ; <text:s text:c="2"/></text:p>
            <text:p text:style-name="P15"><text:s/>שְׂטֵה מֵעָלָיו וַעֲבֹר.</text:p>
          </table:table-cell>
          <table:table-cell table:style-name="表29.B2" office:value-type="string">
            <text:p text:style-name="P12"/>
            <text:p text:style-name="P12"/>
            <text:p text:style-name="P12">renounce + him! / must not – to pass in him</text:p>
            <text:p text:style-name="P12"/>
            <text:p text:style-name="P12"/>
            <text:p text:style-name="P12">swerve! / from on + him / and pass!</text:p>
          </table:table-cell>
        </table:table-row>
        <table:table-row>
          <table:table-cell table:style-name="表29.A2" office:value-type="string">
            <text:p text:style-name="P15">4:16</text:p>
            <text:p text:style-name="P15"><text:soft-page-break/>טז <text:s/>כִּי לֹא יִשְׁנוּ, אִם-לֹא יָרֵעוּ; <text:s/></text:p>
            <text:p text:style-name="P15"><text:s text:c="2"/>וְנִגְזְלָה שְׁנָתָם,</text:p>
            <text:p text:style-name="P15"><text:s/>אִם-לֹא יכשולו (יַכְשִׁילוּ)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r / not / to sleep / if – not / to do evil</text:p>
            <text:p text:style-name="P12"/>
            <text:p text:style-name="P12"/>
            <text:p text:style-name="P12">and to be snatched / sleep + them</text:p>
            <text:p text:style-name="P12">if – not / to cause to stumble</text:p>
          </table:table-cell>
        </table:table-row>
        <table:table-row>
          <table:table-cell table:style-name="表29.A2" office:value-type="string">
            <text:p text:style-name="P15">4:17</text:p>
            <text:p text:style-name="P15">יז <text:s/>כִּי לָחֲמוּ, לֶחֶם רֶשַׁע; <text:s text:c="3"/>וְיֵין חֲמָסִים יִשְׁתּוּ.<text:tab/></text:p>
          </table:table-cell>
          <table:table-cell table:style-name="表29.B2" office:value-type="string">
            <text:p text:style-name="P12"/>
            <text:p text:style-name="P12"/>
            <text:p text:style-name="P12">for / to dine / bread</text:p>
            <text:p text:style-name="P12"/>
            <text:p text:style-name="P12">wickedness / and wine / violences</text:p>
            <text:p text:style-name="P12">to drink</text:p>
          </table:table-cell>
        </table:table-row>
        <table:table-row>
          <table:table-cell table:style-name="表29.A2" office:value-type="string">
            <text:p text:style-name="P15">4:18</text:p>
            <text:p text:style-name="P15">יח <text:s/>וְאֹרַח צַדִּיקִים, כְּאוֹר נֹגַהּ: <text:s text:c="3"/>הוֹלֵךְ וָאוֹר, עַד-נְכוֹן הַיּוֹם.</text:p>
          </table:table-cell>
          <table:table-cell table:style-name="表29.B2" office:value-type="string">
            <text:p text:style-name="P12"/>
            <text:p text:style-name="P12"/>
            <text:p text:style-name="P12">and path / righteous ones</text:p>
            <text:p text:style-name="P12"/>
            <text:p text:style-name="P12">as light / brightness / going</text:p>
            <text:p text:style-name="P12"/>
            <text:p text:style-name="P12">and enlighting / until – be established / the day</text:p>
          </table:table-cell>
        </table:table-row>
        <table:table-row>
          <table:table-cell table:style-name="表29.A2" office:value-type="string">
            <text:p text:style-name="P19">/] <office:annotation office:name="__Annotation__3098_799772361"><dc:creator>iwabuchi ken</dc:creator><dc:date>2020-05-05T10:13:42.60</dc:date><text:p text:style-name="P33"><text:span text:style-name="T10">end</text:span></text:p></office:annotation>XXX<office:annotation-end office:name="__Annotation__3098_799772361"/></text:p>
          </table:table-cell>
          <table:table-cell table:style-name="表29.B2" office:value-type="string">
            <text:p text:style-name="P18">@@@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9</text:p>
            <text:p text:style-name="P15"><text:s/>דֶּרֶךְ רְשָׁעִים, כָּאֲפֵלָה: <text:s text:c="3"/>לֹא יָדְעוּ, בַּמֶּה יִכָּשֵׁלוּ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0</text:p>
            <text:p text:style-name="P15">כ <text:s/>בְּנִי, לִדְבָרַי <text:soft-page-break/>הַקְשִׁיבָה; <text:s text:c="3"/>לַאֲמָרַי, הַט-אָזְנֶךָ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1</text:p>
            <text:p text:style-name="P15">כא <text:s/>אַל-יַלִּיזוּ מֵעֵינֶיךָ; <text:s text:c="3"/>שָׁמְרֵם, בְּתוֹךְ לְבָבֶךָ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2</text:p>
            <text:p text:style-name="P15">כב <text:s/>כִּי-חַיִּים הֵם, לְמֹצְאֵיהֶם; <text:s text:c="3"/>וּלְכָל-בְּשָׂרוֹ מַרְפֵּא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3</text:p>
            <text:p text:style-name="P15">כג <text:s/>מִכָּל-מִשְׁמָר, נְצֹר לִבֶּךָ: <text:s text:c="3"/>כִּי-מִמֶּנּוּ, תּוֹצְאוֹת חַיִּים.</text:p>
          </table:table-cell>
          <table:table-cell table:style-name="表29.B2" office:value-type="string">
            <text:p text:style-name="P12"/>
          </table:table-cell>
        </table:table-row>
        <table:table-row table:style-name="表29.85"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8"/>
      <text:p text:style-name="P17"/>
      <text:p text:style-name="P7"><text:soft-page-break/>------------------------------------------------------------</text:p>
      <text:p text:style-name="P7">[XXX] 20200327_115755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17"/>
      <text:p text:style-name="P17"/>
      <text:p text:style-name="P1">------------------------------------------------------------ TEMPLATE<text:change text:change-id="ct287278904"/></text:p>
      <text:p text:style-name="P7">------------------------------------------------------------</text:p>
      <text:p text:style-name="P7">[XXX] 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><text:soft-page-break/></text:p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4"/>
      <text:p text:style-name="P17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16"/>
      <text:p text:style-name="P16"/>
      <text:p text:style-name="P14"><text:soft-page-break/>/------------------------------------------------------------ /TEMPLATE</text:p>
      <text:p text:style-name="P16"/>
      <text:p text:style-name="P6">--------------------------------------- [STEPS : closing] 20191009_161940</text:p>
      <text:list xml:id="list1614818187578702944" text:style-name="L2">
        <text:list-item>
          <text:p text:style-name="P30">time label ==&gt; paste</text:p>
        </text:list-item>
        <text:list-item>
          <text:p text:style-name="P30">“@@@” ==&gt; move to → at the bottom of the doc area</text:p>
        </text:list-item>
        <text:list-item>
          <text:p text:style-name="P30">DUP : template</text:p>
        </text:list-item>
        <text:list-item>
          <text:p text:style-name="P30">close</text:p>
          <text:list>
            <text:list-item>
              <text:p text:style-name="P30">web pages</text:p>
            </text:list-item>
            <text:list-item>
              <text:p text:style-name="P30">sheet file</text:p>
            </text:list-item>
            <text:list-item>
              <text:p text:style-name="P30">folders (if any)</text:p>
            </text:list-item>
            <text:list-item>
              <text:p text:style-name="P30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2"/>
          </table:table-cell>
          <table:table-cell table:style-name="表236.A1" office:value-type="string">
            <text:p text:style-name="P22">TH</text:p>
          </table:table-cell>
          <table:table-cell table:style-name="表236.C1" office:value-type="string">
            <text:p text:style-name="P22">“the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gh</text:p>
          </table:table-cell>
          <table:table-cell table:style-name="表236.C2" office:value-type="string">
            <text:p text:style-name="P22">arabic ghain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dz</text:p>
          </table:table-cell>
          <table:table-cell table:style-name="表236.C2" office:value-type="string">
            <text:p text:style-name="P22">arabic ẓ (ðˁ) (ظ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a_</text:p>
          </table:table-cell>
          <table:table-cell table:style-name="表236.C2" office:value-type="string">
            <text:p text:style-name="P22">“<text:span text:style-name="T7">a</text:span>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</text:p>
          </table:table-cell>
          <table:table-cell table:style-name="表236.C2" office:value-type="string">
            <text:p text:style-name="P22">kha: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* (#)</text:p>
          </table:table-cell>
          <table:table-cell table:style-name="表236.C2" office:value-type="string">
            <text:p text:style-name="P22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3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3"/>
          </table:table-cell>
        </table:table-row>
      </table:table>
      <text:p text:style-name="P11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5-05T10:13:45.75</dc:date>
    <dc:creator>iwabuchi ken</dc:creator>
    <meta:editing-duration>P5DT17H40M5S</meta:editing-duration>
    <meta:editing-cycles>346</meta:editing-cycles>
    <meta:generator>OpenOffice/4.1.3$Win32 OpenOffice.org_project/413m1$Build-9783</meta:generator>
    <meta:document-statistic meta:table-count="9" meta:image-count="0" meta:object-count="0" meta:page-count="17" meta:paragraph-count="398" meta:word-count="2217" meta:character-count="10804"/>
  </office:meta>
</office:document-meta>
</file>